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Lohit Devanagari1" svg:font-family="'Lohit Devanagari'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Default">
      <style:paragraph-properties fo:line-height="105%"/>
      <style:text-properties style:use-window-font-color="true" style:font-name="Garamond" fo:font-size="10pt" style:font-size-asian="10pt"/>
    </style:style>
    <style:style style:name="P2" style:family="paragraph" style:parent-style-name="Default">
      <style:paragraph-properties fo:line-height="105%"/>
      <style:text-properties style:use-window-font-color="true" style:font-name="Garamond" fo:font-size="10pt" style:font-size-asian="10pt" style:font-weight-complex="bold"/>
    </style:style>
    <style:style style:name="P3" style:family="paragraph" style:parent-style-name="Default">
      <style:paragraph-properties fo:line-height="105%"/>
      <style:text-properties style:use-window-font-color="true" style:font-name="Garamond" fo:font-size="10pt" officeooo:rsid="0022aa0f" officeooo:paragraph-rsid="0022aa0f" style:font-size-asian="10pt"/>
    </style:style>
    <style:style style:name="P4" style:family="paragraph" style:parent-style-name="Default">
      <style:paragraph-properties fo:line-height="105%"/>
      <style:text-properties style:use-window-font-color="true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5" style:family="paragraph" style:parent-style-name="Default">
      <style:paragraph-properties fo:line-height="105%"/>
      <style:text-properties style:use-window-font-color="true" style:font-name="Garamond" fo:font-size="6pt" style:text-underline-style="solid" style:text-underline-width="auto" style:text-underline-color="font-color" style:font-size-asian="6pt" style:font-size-complex="6pt"/>
    </style:style>
    <style:style style:name="P6" style:family="paragraph" style:parent-style-name="Default" style:list-style-name="WWNum13">
      <style:paragraph-properties fo:line-height="105%"/>
      <style:text-properties style:use-window-font-color="true" style:font-name="Garamond" officeooo:rsid="002062bf" officeooo:paragraph-rsid="002062bf" style:font-name-complex="Times New Roman1" style:font-weight-complex="bold"/>
    </style:style>
    <style:style style:name="P7" style:family="paragraph" style:parent-style-name="Default" style:list-style-name="WWNum7">
      <style:paragraph-properties fo:line-height="105%"/>
      <style:text-properties style:use-window-font-color="true" style:font-name="Garamond" officeooo:rsid="002062bf" officeooo:paragraph-rsid="002062bf" style:font-name-complex="Times New Roman1" style:font-style-complex="italic"/>
    </style:style>
    <style:style style:name="P8" style:family="paragraph" style:parent-style-name="Default">
      <style:paragraph-properties fo:line-height="105%"/>
      <style:text-properties style:use-window-font-color="true" style:font-name="Garamond" fo:font-weight="bold" officeooo:rsid="001e6ee4" officeooo:paragraph-rsid="001e6ee4" style:font-weight-asian="bold" style:font-name-complex="Times New Roman1" style:font-weight-complex="bold"/>
    </style:style>
    <style:style style:name="P9" style:family="paragraph" style:parent-style-name="Default">
      <style:paragraph-properties fo:line-height="105%"/>
    </style:style>
    <style:style style:name="P10" style:family="paragraph" style:parent-style-name="Default" style:list-style-name="WWNum19">
      <style:paragraph-properties fo:line-height="105%"/>
    </style:style>
    <style:style style:name="P11" style:family="paragraph" style:parent-style-name="Default" style:list-style-name="WWNum19">
      <style:paragraph-properties fo:line-height="105%"/>
      <style:text-properties officeooo:paragraph-rsid="001e6ee4"/>
    </style:style>
    <style:style style:name="P12" style:family="paragraph" style:parent-style-name="Default" style:list-style-name="WWNum13">
      <style:paragraph-properties fo:line-height="105%"/>
      <style:text-properties officeooo:paragraph-rsid="001e6ee4"/>
    </style:style>
    <style:style style:name="P13" style:family="paragraph" style:parent-style-name="Default">
      <style:paragraph-properties fo:line-height="105%">
        <style:tab-stops>
          <style:tab-stop style:position="1.1528in"/>
        </style:tab-stops>
      </style:paragraph-properties>
      <style:text-properties officeooo:paragraph-rsid="001e78d8"/>
    </style:style>
    <style:style style:name="P14" style:family="paragraph" style:parent-style-name="Default">
      <style:paragraph-properties fo:line-height="105%">
        <style:tab-stops>
          <style:tab-stop style:position="1.1528in"/>
        </style:tab-stops>
      </style:paragraph-properties>
      <style:text-properties officeooo:paragraph-rsid="0021075f"/>
    </style:style>
    <style:style style:name="P15" style:family="paragraph" style:parent-style-name="Default" style:list-style-name="WWNum7">
      <style:paragraph-properties fo:line-height="105%"/>
    </style:style>
    <style:style style:name="P16" style:family="paragraph" style:parent-style-name="Default" style:list-style-name="WWNum7">
      <style:paragraph-properties fo:line-height="105%"/>
      <style:text-properties officeooo:paragraph-rsid="002062bf"/>
    </style:style>
    <style:style style:name="P17" style:family="paragraph" style:parent-style-name="Default">
      <style:paragraph-properties fo:line-height="105%"/>
      <style:text-properties officeooo:paragraph-rsid="001d973f"/>
    </style:style>
    <style:style style:name="P18" style:family="paragraph" style:parent-style-name="Default">
      <style:paragraph-properties fo:line-height="105%"/>
      <style:text-properties officeooo:paragraph-rsid="001e6ee4"/>
    </style:style>
    <style:style style:name="P19" style:family="paragraph" style:parent-style-name="Default">
      <style:paragraph-properties fo:line-height="105%"/>
      <style:text-properties officeooo:paragraph-rsid="0022aa0f"/>
    </style:style>
    <style:style style:name="P20" style:family="paragraph" style:parent-style-name="Default">
      <style:paragraph-properties fo:line-height="105%"/>
      <style:text-properties officeooo:rsid="001d973f" officeooo:paragraph-rsid="001d973f"/>
    </style:style>
    <style:style style:name="P21" style:family="paragraph" style:parent-style-name="Default" style:list-style-name="WWNum19">
      <style:paragraph-properties fo:line-height="105%"/>
      <style:text-properties fo:color="#000000" style:font-name="Garamond" officeooo:rsid="001d973f" officeooo:paragraph-rsid="001d973f" style:font-name-complex="Times New Roman1" style:font-weight-complex="bold"/>
    </style:style>
    <style:style style:name="P22" style:family="paragraph" style:parent-style-name="Default">
      <style:paragraph-properties fo:line-height="105%"/>
      <style:text-properties fo:font-style="italic" fo:font-weight="normal" officeooo:rsid="002062bf" officeooo:paragraph-rsid="002062bf" style:font-style-asian="italic" style:font-weight-asian="normal" style:font-style-complex="italic" style:font-weight-complex="normal"/>
    </style:style>
    <style:style style:name="P23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</style:style>
    <style:style style:name="P24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paragraph-rsid="001e78d8"/>
    </style:style>
    <style:style style:name="P2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paragraph-rsid="0021075f"/>
    </style:style>
    <style:style style:name="P26" style:family="paragraph" style:parent-style-name="Default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27" style:family="paragraph" style:parent-style-name="Default" style:list-style-name="WWNum7">
      <style:paragraph-properties fo:margin-top="0in" fo:margin-bottom="0.002in" loext:contextual-spacing="false" fo:line-height="105%">
        <style:tab-stops>
          <style:tab-stop style:position="1.1528in"/>
        </style:tab-stops>
      </style:paragraph-properties>
      <style:text-properties officeooo:paragraph-rsid="0021075f"/>
    </style:style>
    <style:style style:name="P28" style:family="paragraph" style:parent-style-name="Default" style:list-style-name="WWNum7">
      <style:paragraph-properties fo:margin-top="0in" fo:margin-bottom="0.002in" loext:contextual-spacing="false" fo:line-height="105%"/>
      <style:text-properties style:use-window-font-color="true" style:font-name="Garamond" fo:font-weight="bold" officeooo:rsid="001e78d8" officeooo:paragraph-rsid="001e78d8" style:font-weight-asian="bold" style:font-name-complex="Times New Roman1" style:font-weight-complex="bold"/>
    </style:style>
    <style:style style:name="P29" style:family="paragraph" style:parent-style-name="Default" style:list-style-name="WWNum7">
      <style:paragraph-properties fo:margin-top="0in" fo:margin-bottom="0.002in" loext:contextual-spacing="false" fo:line-height="105%">
        <style:tab-stops>
          <style:tab-stop style:position="1.1528in"/>
        </style:tab-stops>
      </style:paragraph-properties>
      <style:text-properties style:use-window-font-color="true" style:font-name="Garamond" fo:font-size="12pt" fo:font-weight="bold" officeooo:rsid="0021075f" officeooo:paragraph-rsid="0021075f" style:font-size-asian="10.5pt" style:font-weight-asian="bold" style:font-name-complex="Times New Roman1" style:font-size-complex="12pt" style:font-weight-complex="bold"/>
    </style:style>
    <style:style style:name="P30" style:family="paragraph" style:parent-style-name="Default">
      <style:paragraph-properties fo:margin-top="0in" fo:margin-bottom="0.002in" loext:contextual-spacing="false" fo:line-height="105%">
        <style:tab-stops>
          <style:tab-stop style:position="1.1528in"/>
        </style:tab-stops>
      </style:paragraph-properties>
      <style:text-properties style:use-window-font-color="true" style:font-name="Garamond" fo:font-size="12pt" fo:font-weight="bold" officeooo:rsid="0021075f" officeooo:paragraph-rsid="0021075f" style:font-size-asian="10.5pt" style:font-weight-asian="bold" style:font-name-complex="Times New Roman1" style:font-size-complex="12pt" style:font-weight-complex="bold"/>
    </style:style>
    <style:style style:name="P31" style:family="paragraph" style:parent-style-name="Default" style:master-page-name="Standard">
      <style:paragraph-properties style:page-number="auto" fo:padding-left="0in" fo:padding-right="0in" fo:padding-top="0in" fo:padding-bottom="0.0138in" fo:border-left="none" fo:border-right="none" fo:border-top="none" fo:border-bottom="0.74pt solid #000000"/>
      <style:text-properties style:use-window-font-color="true" style:font-name="Garamond" fo:font-size="20pt" fo:font-weight="bold" officeooo:rsid="001d973f" officeooo:paragraph-rsid="001d973f" style:font-size-asian="20pt" style:font-weight-asian="bold" style:font-name-complex="Times New Roman1" style:font-size-complex="20pt"/>
    </style:style>
    <style:style style:name="T1" style:family="text">
      <style:text-properties style:use-window-font-color="true" style:font-name="Garamond" fo:font-size="10pt" officeooo:rsid="0022aa0f" style:font-size-asian="10pt"/>
    </style:style>
    <style:style style:name="T2" style:family="text">
      <style:text-properties style:use-window-font-color="true" style:font-name="Garamond" fo:font-size="10pt" style:font-size-asian="10pt" style:font-name-complex="Times New Roman1"/>
    </style:style>
    <style:style style:name="T3" style:family="text">
      <style:text-properties style:use-window-font-color="true" style:font-name="Garamond" fo:font-size="10pt" officeooo:rsid="0022aa0f" style:font-size-asian="10pt" style:font-name-complex="Times New Roman1"/>
    </style:style>
    <style:style style:name="T4" style:family="text">
      <style:text-properties style:use-window-font-color="true" style:font-name="Garamond" fo:font-size="10pt" style:font-size-asian="10pt"/>
    </style:style>
    <style:style style:name="T5" style:family="text">
      <style:text-properties style:use-window-font-color="true" style:font-name="Garamond" fo:font-weight="bold" style:font-weight-asian="bold" style:font-weight-complex="bold"/>
    </style:style>
    <style:style style:name="T6" style:family="text">
      <style:text-properties style:use-window-font-color="true" style:font-name="Garamond" fo:font-weight="bold" officeooo:rsid="001d973f" style:font-weight-asian="bold" style:font-weight-complex="bold"/>
    </style:style>
    <style:style style:name="T7" style:family="text">
      <style:text-properties style:use-window-font-color="true" style:font-name="Garamond" fo:font-weight="bold" officeooo:rsid="001e6ee4" style:font-weight-asian="bold" style:font-weight-complex="bold"/>
    </style:style>
    <style:style style:name="T8" style:family="text">
      <style:text-properties style:use-window-font-color="true" style:font-name="Garamond" fo:font-weight="bold" officeooo:rsid="001d973f" style:font-weight-asian="bold" style:font-name-complex="Times New Roman1" style:font-weight-complex="bold"/>
    </style:style>
    <style:style style:name="T9" style:family="text">
      <style:text-properties style:use-window-font-color="true" style:font-name="Garamond" fo:font-weight="bold" officeooo:rsid="001e6ee4" style:font-weight-asian="bold" style:font-name-complex="Times New Roman1" style:font-weight-complex="bold"/>
    </style:style>
    <style:style style:name="T10" style:family="text">
      <style:text-properties style:use-window-font-color="true" style:font-name="Garamond" fo:font-weight="bold" officeooo:rsid="001e78d8" style:font-weight-asian="bold" style:font-name-complex="Times New Roman1" style:font-weight-complex="bold"/>
    </style:style>
    <style:style style:name="T11" style:family="text">
      <style:text-properties style:use-window-font-color="true" style:font-name="Garamond" fo:font-weight="bold" officeooo:rsid="0021075f" style:font-weight-asian="bold" style:font-name-complex="Times New Roman1" style:font-weight-complex="bold"/>
    </style:style>
    <style:style style:name="T12" style:family="text">
      <style:text-properties style:use-window-font-color="true" style:font-name="Garamond" fo:font-weight="bold" officeooo:rsid="002062bf" style:font-weight-asian="bold" style:font-name-complex="Times New Roman1" style:font-weight-complex="bold"/>
    </style:style>
    <style:style style:name="T13" style:family="text">
      <style:text-properties style:use-window-font-color="true" style:font-name="Garamond" fo:font-style="italic" style:font-style-asian="italic" style:font-weight-complex="bold"/>
    </style:style>
    <style:style style:name="T14" style:family="text">
      <style:text-properties style:use-window-font-color="true" style:font-name="Garamond" fo:font-style="italic" officeooo:rsid="001e6ee4" style:font-style-asian="italic" style:font-weight-complex="bold"/>
    </style:style>
    <style:style style:name="T15" style:family="text">
      <style:text-properties style:use-window-font-color="true" style:font-name="Garamond" fo:font-style="italic" officeooo:rsid="002062bf" style:font-style-asian="italic" style:font-weight-complex="bold"/>
    </style:style>
    <style:style style:name="T16" style:family="text">
      <style:text-properties style:use-window-font-color="true" style:font-name="Garamond" fo:font-style="italic" officeooo:rsid="001e6ee4" style:font-style-asian="italic" style:font-name-complex="Times New Roman1" style:font-weight-complex="bold"/>
    </style:style>
    <style:style style:name="T17" style:family="text">
      <style:text-properties style:use-window-font-color="true" style:font-name="Garamond"/>
    </style:style>
    <style:style style:name="T18" style:family="text">
      <style:text-properties style:use-window-font-color="true" style:font-name="Garamond" fo:font-size="6pt" fo:font-weight="bold" officeooo:rsid="001e6ee4" style:font-size-asian="6pt" style:font-weight-asian="bold" style:font-name-complex="Times New Roman1" style:font-size-complex="6pt" style:font-weight-complex="bold"/>
    </style:style>
    <style:style style:name="T19" style:family="text">
      <style:text-properties style:use-window-font-color="true" style:font-name="Garamond" style:font-size-complex="10pt" style:font-weight-complex="bold"/>
    </style:style>
    <style:style style:name="T20" style:family="text">
      <style:text-properties style:use-window-font-color="true" style:font-name="Garamond" officeooo:rsid="001d973f" style:font-name-complex="Times New Roman1"/>
    </style:style>
    <style:style style:name="T21" style:family="text">
      <style:text-properties style:use-window-font-color="true" style:font-name="Garamond" officeooo:rsid="001e6ee4" style:font-name-complex="Times New Roman1" style:font-weight-complex="bold"/>
    </style:style>
    <style:style style:name="T22" style:family="text">
      <style:text-properties style:use-window-font-color="true" style:font-name="Garamond" officeooo:rsid="002062bf" style:font-name-complex="Times New Roman1" style:font-weight-complex="bold"/>
    </style:style>
    <style:style style:name="T23" style:family="text">
      <style:text-properties style:use-window-font-color="true" style:font-name="Garamond" style:font-name-complex="Times New Roman1"/>
    </style:style>
    <style:style style:name="T24" style:family="text">
      <style:text-properties style:use-window-font-color="true" style:font-name="Garamond" officeooo:rsid="001e78d8" style:font-name-complex="Times New Roman1" style:font-size-complex="10pt" style:font-weight-complex="bold"/>
    </style:style>
    <style:style style:name="T25" style:family="text">
      <style:text-properties style:use-window-font-color="true" style:font-name="Garamond" officeooo:rsid="002062bf" style:font-name-complex="Times New Roman1" style:font-size-complex="10pt" style:font-weight-complex="bold"/>
    </style:style>
    <style:style style:name="T26" style:family="text">
      <style:text-properties style:use-window-font-color="true" style:font-name="Garamond" officeooo:rsid="0021075f" style:font-name-complex="Times New Roman1"/>
    </style:style>
    <style:style style:name="T27" style:family="text">
      <style:text-properties style:use-window-font-color="true" style:font-name="Garamond" officeooo:rsid="002062bf" style:font-name-complex="Times New Roman1" style:font-style-complex="italic"/>
    </style:style>
    <style:style style:name="T28" style:family="text">
      <style:text-properties style:use-window-font-color="true" style:font-name="Garamond" officeooo:rsid="0022aa0f" style:font-name-complex="Times New Roman1" style:font-style-complex="italic"/>
    </style:style>
    <style:style style:name="T29" style:family="text">
      <style:text-properties style:use-window-font-color="true" style:font-name="Garamond" officeooo:rsid="001d973f"/>
    </style:style>
    <style:style style:name="T30" style:family="text">
      <style:text-properties style:use-window-font-color="true" style:font-name="Garamond" fo:font-size="12pt" fo:font-weight="normal" officeooo:rsid="002062bf" style:font-size-asian="10.5pt" style:font-weight-asian="normal" style:font-name-complex="Times New Roman1" style:font-size-complex="10pt" style:font-weight-complex="normal"/>
    </style:style>
    <style:style style:name="T31" style:family="text">
      <style:text-properties style:use-window-font-color="true" style:font-name="Garamond" fo:font-size="12pt" fo:font-weight="normal" officeooo:rsid="0021075f" style:font-size-asian="10.5pt" style:font-weight-asian="normal" style:font-name-complex="Times New Roman1" style:font-size-complex="10pt" style:font-weight-complex="normal"/>
    </style:style>
    <style:style style:name="T32" style:family="text">
      <style:text-properties style:use-window-font-color="true" style:font-name="Garamond" fo:font-size="12pt" fo:font-weight="normal" officeooo:rsid="0022aa0f" style:font-size-asian="10.5pt" style:font-weight-asian="normal" style:font-name-complex="Times New Roman1" style:font-size-complex="10pt" style:font-weight-complex="normal"/>
    </style:style>
    <style:style style:name="T33" style:family="text">
      <style:text-properties style:use-window-font-color="true" style:font-name="Wingdings" officeooo:rsid="001d973f"/>
    </style:style>
    <style:style style:name="T34" style:family="text">
      <style:text-properties style:font-name="Garamond" style:font-weight-complex="bold"/>
    </style:style>
    <style:style style:name="T35" style:family="text">
      <style:text-properties style:font-name="Garamond" officeooo:rsid="001d973f" style:font-weight-complex="bold"/>
    </style:style>
    <style:style style:name="T36" style:family="text">
      <style:text-properties style:font-name="Garamond" officeooo:rsid="0022aa0f" style:font-weight-complex="bold"/>
    </style:style>
    <style:style style:name="T37" style:family="text">
      <style:text-properties fo:color="#000000" style:font-name="Garamond" officeooo:rsid="001d973f" style:font-name-complex="Times New Roman1" style:font-weight-complex="bold"/>
    </style:style>
    <style:style style:name="T38" style:family="text">
      <style:text-properties fo:color="#000000" style:font-name="Garamond" officeooo:rsid="001e6ee4" style:font-name-complex="Times New Roman1" style:font-weight-complex="bold"/>
    </style:style>
    <style:style style:name="T39" style:family="text">
      <style:text-properties fo:color="#000000" style:font-name="Garamond" officeooo:rsid="0022aa0f" style:font-name-complex="Times New Roman1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1075f" style:font-weight-asian="normal" style:font-weight-complex="normal"/>
    </style:style>
    <style:style style:name="T42" style:family="text">
      <style:text-properties fo:font-weight="normal" officeooo:rsid="0022aa0f" style:font-weight-asian="normal" style:font-weight-complex="normal"/>
    </style:style>
    <style:style style:name="T43" style:family="text">
      <style:text-properties fo:font-weight="normal" style:font-weight-asian="normal" style:font-size-complex="10pt" style:font-weight-complex="normal"/>
    </style:style>
    <style:style style:name="T44" style:family="text">
      <style:text-properties fo:font-weight="normal" officeooo:rsid="002062bf" style:font-weight-asian="normal" style:font-size-complex="10pt" style:font-weight-complex="normal"/>
    </style:style>
    <style:style style:name="T45" style:family="text">
      <style:text-properties style:font-size-complex="10pt"/>
    </style:style>
    <style:style style:name="T46" style:family="text">
      <style:text-properties officeooo:rsid="0022aa0f"/>
    </style:style>
    <style:style style:name="T47" style:family="text">
      <style:text-properties fo:color="#2a6099" style:font-name="Garamond" fo:font-size="10pt" style:font-size-asian="10pt" style:font-name-complex="Times New Roman1"/>
    </style:style>
    <style:style style:name="T48" style:family="text">
      <style:text-properties fo:color="#2a6099" style:font-name="Garamond" fo:font-size="10pt" style:font-size-asian="10pt"/>
    </style:style>
    <style:style style:name="T49" style:family="text">
      <style:text-properties fo:color="#2a6099" style:font-name="Garamond" fo:font-size="10pt" officeooo:rsid="0022aa0f" style:font-size-asian="10pt"/>
    </style:style>
    <style:style style:name="T50" style:family="text">
      <style:text-properties fo:color="#0000ff" fo:font-weight="normal" style:font-weight-asian="normal" style:font-weight-complex="normal"/>
    </style:style>
    <style:style style:name="T51" style:family="text">
      <style:text-properties fo:color="#0000ff" style:font-name="Garamond" fo:font-size="10pt" style:font-size-asian="10pt"/>
    </style:style>
    <style:style style:name="T52" style:family="text">
      <style:text-properties fo:color="#0000ff" style:font-name="Garamond" fo:font-size="10pt" officeooo:rsid="0022aa0f" style:font-size-asian="10pt"/>
    </style:style>
    <style:style style:name="T53" style:family="text">
      <style:text-properties fo:color="#0000ff" style:font-name="Garamond" fo:font-size="10pt" style:font-size-asian="10pt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Konnor Rogers</text:p>
      <text:p text:style-name="P26"><text:span text:style-name="T20">konnor7414@gmail.com</text:span><text:span text:style-name="T17"> </text:span><text:span text:style-name="T33">|</text:span><text:span text:style-name="T17"> (</text:span><text:span text:style-name="T29">401</text:span><text:span text:style-name="T17">) </text:span><text:span text:style-name="T29">426</text:span><text:span text:style-name="T17">-</text:span><text:span text:style-name="T29">9151</text:span><text:span text:style-name="T17"> </text:span><text:span text:style-name="T33">|</text:span><text:span text:style-name="T17"> </text:span><text:span text:style-name="T29">Providence, RI</text:span></text:p>
      <text:p text:style-name="P1"/>
      <text:p text:style-name="P19"><text:span text:style-name="T3">Portfolio: </text:span><text:a xlink:type="simple" xlink:href="https://paramagicdev.github.io/portfolio/" text:style-name="Internet_20_link" text:visited-style-name="Visited_20_Internet_20_Link"><text:span text:style-name="T53">https://paramagicdev.github.io/portfolio/</text:span></text:a></text:p>
      <text:p text:style-name="P19"><text:span text:style-name="T3">Blog</text:span><text:span text:style-name="T1">: </text:span><text:a xlink:type="simple" xlink:href="https://paramagicdev.github.io/my-blog/" text:style-name="Internet_20_link" text:visited-style-name="Visited_20_Internet_20_Link"><text:span text:style-name="T52">https://paramagicdev.github.io/my-blog/</text:span></text:a></text:p>
      <text:p text:style-name="P19"><text:span text:style-name="T1">Github: </text:span><text:a xlink:type="simple" xlink:href="https://github.com/paramagicdev" text:style-name="Internet_20_link" text:visited-style-name="Visited_20_Internet_20_Link"><text:span text:style-name="T51">https://github.com/paramagicdev</text:span></text:a></text:p>
      <text:p text:style-name="P3"/>
      <text:p text:style-name="P23"><text:span text:style-name="T5">WORK EXPERIENCE </text:span></text:p>
      <text:p text:style-name="P4"/>
      <text:p text:style-name="P17"><text:span text:style-name="T8">Fallon EMS</text:span><text:span text:style-name="T5"><text:tab/><text:tab/><text:tab/><text:tab/><text:tab/><text:tab/><text:tab/><text:tab/><text:tab/> <text:s text:c="9"/><text:tab/> <text:s text:c="2"/></text:span></text:p>
      <text:p text:style-name="P17"><text:span text:style-name="T8">April</text:span><text:span text:style-name="T5"> 201</text:span><text:span text:style-name="T6">8</text:span><text:span text:style-name="T5"> – Present</text:span></text:p>
      <text:p text:style-name="P20"><text:span text:style-name="T13">Paramedic | Quincy, MA</text:span></text:p>
      <text:list xml:id="list2603655433" text:style-name="WWNum19">
        <text:list-item>
          <text:p text:style-name="P21">Fallon EMS is an ambulance service focused on providing high quality patient care.</text:p>
        </text:list-item>
        <text:list-item>
          <text:p text:style-name="P10"><text:span text:style-name="T36">E</text:span><text:span text:style-name="T35">nsure all patients are treated in accordance with Massachusetts OEMS Protocols</text:span><text:span text:style-name="T34">.</text:span></text:p>
        </text:list-item>
        <text:list-item>
          <text:p text:style-name="P11"><text:span text:style-name="T39">A</text:span><text:span text:style-name="T38">ccurately document all findings</text:span><text:span text:style-name="T39"> and interventions an electronic report</text:span><text:span text:style-name="T38">.</text:span></text:p>
          <text:p text:style-name="P11"><text:span text:style-name="T38"/></text:p>
        </text:list-item>
      </text:list>
      <text:p text:style-name="P18"><text:span text:style-name="T9">US Army Reserves</text:span></text:p>
      <text:p text:style-name="P18"><text:span text:style-name="T7">December 2012</text:span><text:span text:style-name="T5"> – </text:span><text:span text:style-name="T7">December 2018</text:span></text:p>
      <text:p text:style-name="P18"><text:span text:style-name="T14">68W – Combat Medic </text:span><text:span text:style-name="T15">| </text:span><text:span text:style-name="T14">Taunton, MA</text:span></text:p>
      <text:list xml:id="list2320775377" text:style-name="WWNum13">
        <text:list-item>
          <text:p text:style-name="P12"><text:span text:style-name="T22">I</text:span><text:span text:style-name="T21">t was my duty to perform all tasks </text:span><text:span text:style-name="T22">i</text:span><text:span text:style-name="T21">n a timely manner </text:span><text:span text:style-name="T22">to the best of my abilities</text:span><text:span text:style-name="T21">.</text:span></text:p>
        </text:list-item>
        <text:list-item>
          <text:p text:style-name="P6">Under the direction of my medical officer, provide high quality medical care.</text:p>
        </text:list-item>
      </text:list>
      <text:p text:style-name="P2"/>
      <text:p text:style-name="P18"><text:span text:style-name="T9">Stat / Southcoast EMS</text:span><text:span text:style-name="T5"><text:tab/><text:tab/><text:tab/><text:tab/><text:tab/><text:tab/><text:tab/><text:tab/><text:tab/> <text:s text:c="2"/></text:span></text:p>
      <text:p text:style-name="P8">February 2015 – April 2018</text:p>
      <text:p text:style-name="P9"><text:span text:style-name="T16">EMT / Paramedic</text:span><text:span text:style-name="T13"><text:tab/> </text:span><text:span text:style-name="T15">| </text:span><text:span text:style-name="T16">Dartmouth, MA</text:span></text:p>
      <text:list xml:id="list215727219233852" text:continue-numbering="true" text:style-name="WWNum13">
        <text:list-item>
          <text:p text:style-name="P12"><text:span text:style-name="T22">I</text:span><text:span text:style-name="T21">t was my job to </text:span><text:span text:style-name="T22">properly</text:span><text:span text:style-name="T21"> </text:span><text:span text:style-name="T22">document </text:span><text:span text:style-name="T21">all findings and interventions for </text:span><text:span text:style-name="T22">every patient</text:span><text:span text:style-name="T21">.</text:span></text:p>
        </text:list-item>
        <text:list-item>
          <text:p text:style-name="P12"><text:span text:style-name="T21">It was my job to treat </text:span><text:span text:style-name="T22">all patients</text:span><text:span text:style-name="T21"> in accordance with Massachusetts EMS standards.</text:span></text:p>
        </text:list-item>
      </text:list>
      <text:p text:style-name="P18"><text:span text:style-name="T21"/></text:p>
      <text:p text:style-name="P25"><text:span text:style-name="T11">Projects</text:span><text:span text:style-name="T5"> </text:span></text:p>
      <text:p text:style-name="P14"><text:span text:style-name="T18"><text:tab/></text:span></text:p>
      <text:p text:style-name="P30">MA Protocol Rewrite – <text:a xlink:type="simple" xlink:href="https://github.com/ParamagicDev/ma-protocol-rewrite" text:style-name="Internet_20_link" text:visited-style-name="Visited_20_Internet_20_Link"><text:span text:style-name="T50">Source Code</text:span></text:a><text:span text:style-name="T40"> | </text:span><text:a xlink:type="simple" xlink:href="https://inspiring-varahamihira-efb922.netlify.app/" text:style-name="Internet_20_link" text:visited-style-name="Visited_20_Internet_20_Link"><text:span text:style-name="T40">Website</text:span></text:a></text:p>
      <text:list xml:id="list1758253979" text:style-name="WWNum7">
        <text:list-item>
          <text:p text:style-name="P29"><text:span text:style-name="T44">A </text:span><text:span text:style-name="T43">React project intended to turn a PDF into a more navigatable format.</text:span></text:p>
        </text:list-item>
      </text:list>
      <text:p text:style-name="P30"/>
      <text:p text:style-name="P30"><text:span text:style-name="T45">ParamagicBook – </text:span><text:a xlink:type="simple" xlink:href="https://github.com/ParamagicDev/odin-facebook" text:style-name="Internet_20_link" text:visited-style-name="Visited_20_Internet_20_Link"><text:span text:style-name="T43">Source Code</text:span></text:a><text:span text:style-name="T43"> | </text:span><text:a xlink:type="simple" xlink:href="https://github.com/ParamagicDev/odin-facebook" text:style-name="Internet_20_link" text:visited-style-name="Visited_20_Internet_20_Link"><text:span text:style-name="T43">Website</text:span></text:a></text:p>
      <text:list xml:id="list215726485472151" text:continue-numbering="true" text:style-name="WWNum7">
        <text:list-item>
          <text:p text:style-name="P27"><text:span text:style-name="T30">A </text:span><text:span text:style-name="T31">Ruby on Rails project Facebook like </text:span><text:span text:style-name="T32">project</text:span><text:span text:style-name="T31">. It includes things like OAuth, PostgresQL database, and polling for notifications, and other additional functionality.</text:span></text:p>
        </text:list-item>
      </text:list>
      <text:p text:style-name="P30"><text:span text:style-name="T43"/></text:p>
      <text:p text:style-name="P30"><text:span text:style-name="T45">Flight Booker – </text:span><text:a xlink:type="simple" xlink:href="https://github.com/ParamagicDev/odin-flight-bookerhttps://github.com/ParamagicDev/odin-flight-booker" text:style-name="Internet_20_link" text:visited-style-name="Visited_20_Internet_20_Link"><text:span text:style-name="T43">Source Code</text:span></text:a><text:span text:style-name="T43"> | </text:span><text:a xlink:type="simple" xlink:href="https://paramagic-flight-booker.herokuapp.com/" text:style-name="Internet_20_link" text:visited-style-name="Visited_20_Internet_20_Link"><text:span text:style-name="T43">Website</text:span></text:a></text:p>
      <text:list xml:id="list215727527411667" text:continue-numbering="true" text:style-name="WWNum7">
        <text:list-item>
          <text:p text:style-name="P27"><text:span text:style-name="T30">A </text:span><text:span text:style-name="T31">Ruby on Rails project </text:span><text:span text:style-name="T32">that goes through </text:span><text:span text:style-name="T31">book</text:span><text:span text:style-name="T32">ing</text:span><text:span text:style-name="T31"> a flight using multi-step forms.</text:span></text:p>
        </text:list-item>
      </text:list>
      <text:p text:style-name="P30"><text:span text:style-name="T43"/></text:p>
      <text:p text:style-name="P24"><text:span text:style-name="T10">Skills &amp; Interests</text:span></text:p>
      <text:p text:style-name="P5"/>
      <text:list xml:id="list215727816750955" text:continue-numbering="true" text:style-name="WWNum7">
        <text:list-item>
          <text:p text:style-name="P28">Skills: <text:span text:style-name="T41">TailwindCSS, </text:span><text:span text:style-name="T40">Javascript, React, Sti</text:span><text:span text:style-name="T41">mulus, </text:span><text:span text:style-name="T40">Ruby, Rails, Docker, </text:span><text:span text:style-name="T42">Linux</text:span></text:p>
        </text:list-item>
        <text:list-item>
          <text:p text:style-name="P15"><text:span text:style-name="T5">Interests:</text:span><text:span text:style-name="T19"> </text:span><text:span text:style-name="T24">Vim; Efficient Workflows; Containerization;</text:span><text:span text:style-name="T25"> Developer happiness.</text:span></text:p>
        </text:list-item>
      </text:list>
      <text:p text:style-name="P24"><text:span text:style-name="T5"/></text:p>
      <text:p text:style-name="P24"><text:span text:style-name="T5">EDUCATION </text:span></text:p>
      <text:p text:style-name="P13"><text:span text:style-name="T12"/></text:p>
      <text:p text:style-name="P13"><text:span text:style-name="T12">TheOdinProject</text:span></text:p>
      <text:p text:style-name="P22"><text:a xlink:type="simple" xlink:href="https://theodinproject.com/" text:style-name="Internet_20_link" text:visited-style-name="Visited_20_Internet_20_Link"><text:span text:style-name="T23">https://theodinproject.co</text:span></text:a><text:a xlink:type="simple" xlink:href="https://theodinproject.com/" text:style-name="Internet_20_link" text:visited-style-name="Visited_20_Internet_20_Link"><text:span text:style-name="T26">m</text:span></text:a></text:p>
      <text:list xml:id="list215728220498158" text:continue-numbering="true" text:style-name="WWNum7">
        <text:list-item>
          <text:p text:style-name="P16"><text:span text:style-name="T27">As part of TheOdinProject, I went through their full stack Ruby on Rails </text:span><text:span text:style-name="T28">track</text:span><text:span text:style-name="T27">.</text:span></text:p>
        </text:list-item>
        <text:list-item>
          <text:p text:style-name="P7">All of my projects are viewable on my github pag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Lohit Devanagari1" svg:font-family="'Lohit Devanagari'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 style:font-size-complex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aramond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2374in" fo:margin-left="0.5in" fo:margin-right="0.5in" style:writing-mode="lr-tb" style:layout-grid-color="#c0c0c0" style:layout-grid-lines="260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in McIntosh</meta:initial-creator>
    <meta:editing-cycles>27</meta:editing-cycles>
    <meta:print-date>2017-10-11T07:39:00</meta:print-date>
    <meta:creation-date>2018-02-17T18:11:00</meta:creation-date>
    <dc:date>2020-05-20T21:56:57.672191601</dc:date>
    <meta:editing-duration>PT50M37S</meta:editing-duration>
    <meta:generator>LibreOffice/6.4.3.2$Linux_X86_64 LibreOffice_project/40$Build-2</meta:generator>
    <meta:document-statistic meta:table-count="0" meta:image-count="0" meta:object-count="0" meta:page-count="1" meta:paragraph-count="39" meta:word-count="274" meta:character-count="1830" meta:non-whitespace-character-count="1561"/>
    <meta:user-defined meta:name="AppVersion">16.0000</meta:user-defined>
    <meta:user-defined meta:name="Company">Bridgewater Associat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